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Heading_20_1">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Text_20_body" style:list-style-name="L2">
      <style:paragraph-properties fo:margin-top="0in" fo:margin-bottom="0in"/>
    </style:style>
    <style:style style:name="T1" style:family="text">
      <style:text-properties fo:color="#2a00ff" style:font-name="Monospace" fo:font-size="10pt" style:font-name-asian="Monospace" style:font-size-asian="10pt" style:font-name-complex="Monospace" style:font-size-complex="10pt"/>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Reconocimiento de lengua de signos usando redes neuronale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Juan Antonio Cano Salado y Manuel Caballero Sánchez</text:p>
      <text:p text:style-name="P3"><text:soft-page-break/>Trabajo realizado.</text:p>
      <text:p text:style-name="P2"/>
      <text:p text:style-name="P2">Hemos realizado una implementación en Java del perceptrón simple y de una red neuronal con número de entradas, salidas y capas ocultas configurable. </text:p>
      <text:p text:style-name="P2">Disponemos de los siguientes algoritmos de entrenamiento: Regla delta para entrenamiento del perceptrón simple, algoritmo de retropropagación con momentum y desceso por gradiente.</text:p>
      <text:p text:style-name="P2"/>
      <text:p text:style-name="P3">Problemas que se han resuelto.</text:p>
      <text:p text:style-name="P3"/>
      <text:p text:style-name="P4">Hemos resuelto 4 de los 5 problemas propuestos, en concreto: </text:p>
      <text:p text:style-name="P4"/>
      <text:list xml:id="list1092138240" text:style-name="L1">
        <text:list-item>
          <text:p text:style-name="P7">Distinguir una mano abierta de una mano cerrada. </text:p>
        </text:list-item>
      </text:list>
      <text:list xml:id="list613626030" text:style-name="L2">
        <text:list-item>
          <text:p text:style-name="P8">Distinguir una mano izquierda de una mano derecha. </text:p>
        </text:list-item>
        <text:list-item>
          <text:p text:style-name="P8">Distinguir número de dedos levantados de una mano derecha. </text:p>
        </text:list-item>
        <text:list-item>
          <text:p text:style-name="P8">Distinguir imágenes de las distintas vocales en el alfabeto del lenguaje de signos </text:p>
        </text:list-item>
      </text:list>
      <text:p text:style-name="Text_20_body"/>
      <text:p text:style-name="Text_20_body">Para el <text:s/>último problema era necesario la obtención de un conjunto de prueba y entrenamiento muy amplio además de que para algunos de los simbolos a reconocer era necesario que el sistema fuera capaz de reconocer el movimiento de los dedos.</text:p>
      <text:p text:style-name="P4"/>
      <text:p text:style-name="P3">Proceso de obtención del conjunto de entrenamiento. </text:p>
      <text:p text:style-name="P3"/>
      <text:p text:style-name="P4">Para obtener el conjunto de entrenamiento hemos tomado fotografias de cada simbolo a reconocer.</text:p>
      <text:p text:style-name="P4">Las fotografias esta hechas con un fondo blanco detrás para resaltar los detalles del simbolo y evitar ruido en la imagen. Por cada símbolo hemos capturado alrededor de 10-15 imagenes, posteriormente hemos usando dos tercios de las fotografias de cada simbolo para el conjunto de entrenamiento y el resto para el conjunto de prueba.</text:p>
      <text:p text:style-name="P3"/>
      <text:p text:style-name="P2">Las imagenes están almacenadas usando el formato PNG, usamos otro proyecto en Java para escalar la imagen al formato indicado en el trabajo, 30x30 en escala de grises.</text:p>
      <text:p text:style-name="P2"/>
      <text:p text:style-name="P2"/>
      <text:p text:style-name="P3">Experimentación que se ha llevado a cabo para obtener las redes neuronales.</text:p>
      <text:p text:style-name="P2"/>
      <text:p text:style-name="P2">Para resolver cada uno de los problemas propuesto hemos probado distintas configuraciones de las redes neuronales, tanto paramateros de entrenamiento, estructura de la red y algoritmos de entrenamiento.</text:p>
      <text:p text:style-name="P2">En cuanto a la experimentación de la estructura de las redes hemos realizado pruebas usando solo el perceptón simple, red neuronal con 4 capas ocultas, 8, 50, y con dos niveles de capas ocultas, usando en el primero 4 y 4 en la segunda capa y 8 y 30.</text:p>
      <text:p text:style-name="P2"/>
      <text:p text:style-name="P2">Los algortimos de entrenamiento que hemos usado para experimentar son: la regla delta para el perceptrón y el descenso por el gradiente y para la red neuronal la retropropogación con y sin momentum.</text:p>
      <text:p text:style-name="P2"/>
      <text:p text:style-name="P2">Los paramentros de entrenamiento han sido muy importantes para aumentar la velocidad de convergencia de los algoritmo de entrenamiento, en especial el factor de aprendizaje.</text:p>
      <text:p text:style-name="P2"><text:soft-page-break/>Para ver con claridad la convergencia de los algoritmo de entrenamiento hemos usando el error cuadratico medio como estimador.</text:p>
      <text:p text:style-name="P2"/>
      <text:p text:style-name="P2"/>
      <text:p text:style-name="P3">Distintas posibilidades intentadas, en cuanto a estructura de la red (número de capas ocultas, número de unidades en cada capa, etc.) </text:p>
      <text:p text:style-name="P2"/>
      <text:p text:style-name="P2">En cuanto a la estructura de la red hemos probado muchas configuraciones en cuanto al número de capas ocultas, el número de entradas siempre ha sido 900 (30x30) valores, cada uno es el nivel de gris de cada pixel, normalizado entre 0 y 1, las salidas de la red son n valores entre 0 y 1.</text:p>
      <text:p text:style-name="P2"/>
      <text:p text:style-name="P2">Las instancias de entrenamiento son valores particulares que pertenecen a una misma clase de objetos (cada fotografía).</text:p>
      <text:p text:style-name="P2">Para entrenar la red se ha usado el siguiente método:</text:p>
      <text:p text:style-name="P2"/>
      <text:p text:style-name="P2">Suponemos que queremos entrenar una red de manera que clasifique entre n tipos de objetos distintos.</text:p>
      <text:p text:style-name="P2">Todas las fotografias de un mismo tipo estan bajo un mismo directorio, por ejemplo “<text:span text:style-name="T1">train/right/vowels/a/</text:span>” (todas las fotografia que tienen la vocal “a”)</text:p>
      <text:p text:style-name="P2"/>
      <text:p text:style-name="P2">Nuestra aplicación recorre las fotografias presentes en ese directorio, asignando a cada una de ellas una salida esperada común (por pertenecer a la misma clase de objetos).</text:p>
      <text:p text:style-name="P2">Esta salida se compone de n valores de 0 a 1, donde un 1 en la posición i-ésima indica que esa instacia pertenece a la clase de objetos I y un 0 que no pertenece.</text:p>
      <text:p text:style-name="P2"/>
      <text:p text:style-name="P2">Una vez tenemos cada instancia con su salida esperada generada pasamos a entrenar la red.</text:p>
      <text:p text:style-name="P2">Con esta red neuronal, una vez entrenada correctamente y ante nuevas instacias no entrenadas tenemos que interpretar sus valores de salida de la siguiente manera:</text:p>
      <text:p text:style-name="P2">Para una salida de n valores donde el valor i-ésimo es próximo a 1 consiredamos que la red clasifica la nueva instancia como de la clase de objetos i.</text:p>
      <text:p text:style-name="P2"/>
      <text:p text:style-name="P2">Hemos observado que no son necesarias muchas capas ocultas para conseguir buenos resultado en la clasificacion de nuevas instacias, aun cuando el numero de objetos distintos a clasificar es alto,</text:p>
      <text:p text:style-name="P2"/>
      <text:p text:style-name="P2"/>
      <text:p text:style-name="P3"><text:s/>Generación de los pesos iniciales y factores de aprendizaje</text:p>
      <text:p text:style-name="P2"/>
      <text:p text:style-name="P2">La generación de los pesos iniciales de cada nodo de la red neuronal se hace usando valores aleatorios pequeños, por tratarse el entrenamiento de redes neuronales de algoritmos de busqueda local siempre es bueno cambiar el punto de partido para evitar mínimos locales.</text:p>
      <text:p text:style-name="P2"/>
      <text:p text:style-name="P3">Distintos criterios de parada.</text:p>
      <text:p text:style-name="P2"/>
      <text:p text:style-name="P2">Para todos los algoritmos de entrenamiento usamos el mismo criterio de parada, tenemos tanto un límite de iteraciones configurable como una cota máxima del error que comete la red al clasificar el conjunto de entrenamiento usando el estimador descrito anteriormente.</text:p>
      <text:p text:style-name="P2">Por tanto, entrenamos mientras no se supere un número de iteraciones fijado ni el error cuadrático medio sea mayor otro valor fijado.</text:p>
      <text:p text:style-name="P2"/>
      <text:p text:style-name="P2"/>
      <text:p text:style-name="P2"><text:soft-page-break/><text:span text:style-name="T2">Resultados según los distintos algoritmos de entrenamiento (regla delta, retropropagación, moment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ano </meta:initial-creator>
    <meta:creation-date>2011-06-18T19:42:10</meta:creation-date>
    <dc:date>2011-06-19T16:45:45</dc:date>
    <dc:creator>jacano </dc:creator>
    <meta:editing-duration>PT10H44M59S</meta:editing-duration>
    <meta:editing-cycles>32</meta:editing-cycles>
    <meta:generator>LibreOffice/3.3$Linux LibreOffice_project/330m19$Build-202</meta:generator>
    <meta:document-statistic meta:table-count="0" meta:image-count="0" meta:object-count="0" meta:page-count="4" meta:paragraph-count="40" meta:word-count="866" meta:character-count="5336"/>
  </office:meta>
</office:document-meta>
</file>